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ＭＳ 明朝" svg:font-family="ＭＳ 明朝" style:font-family-generic="roman" style:font-pitch="fixed" svg:panose-1="2 2 6 9 4 2 5 8 3 4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Standard" style:master-page-name="MP0" style:family="paragraph">
      <style:paragraph-properties fo:break-before="page" style:text-autospace="none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2" style:parent-style-name="Standard" style:family="paragraph">
      <style:paragraph-properties style:text-autospace="none" fo:margin-bottom="0.1388in" fo:line-height="115%"/>
    </style:style>
    <style:style style:name="T3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4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5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6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7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8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9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0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11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P13" style:parent-style-name="Standard" style:family="paragraph">
      <style:paragraph-properties style:text-autospace="none" fo:margin-bottom="0.1388in" fo:line-height="115%"/>
    </style:style>
    <style:style style:name="T14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5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P16" style:parent-style-name="Standard" style:family="paragraph">
      <style:paragraph-properties style:text-autospace="none" fo:text-align="justify" fo:margin-bottom="0.1388in" fo:line-height="115%"/>
    </style:style>
    <style:style style:name="T17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18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9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20" style:parent-style-name="Standard" style:family="paragraph">
      <style:paragraph-properties style:text-autospace="none" fo:text-align="justify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21" style:parent-style-name="Standard" style:family="paragraph">
      <style:paragraph-properties style:text-autospace="none" fo:text-align="justify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22" style:parent-style-name="Standard" style:family="paragraph">
      <style:paragraph-properties style:text-autospace="none" fo:text-align="justify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23" style:parent-style-name="Standard" style:family="paragraph">
      <style:paragraph-properties style:text-autospace="none" fo:text-align="justify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24" style:parent-style-name="Standard" style:family="paragraph">
      <style:paragraph-properties style:text-autospace="none" fo:text-align="center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25" style:parent-style-name="Standard" style:family="paragraph">
      <style:paragraph-properties style:text-autospace="none" fo:margin-bottom="0.1388in" fo:line-height="115%"/>
    </style:style>
    <style:style style:name="T26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27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28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 style:language-asian="ja" style:country-asian="JP"/>
    </style:style>
    <style:style style:name="T29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0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1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3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4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5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ableColumn37" style:family="table-column">
      <style:table-column-properties style:column-width="2.2305in" style:use-optimal-column-width="false"/>
    </style:style>
    <style:style style:name="TableColumn38" style:family="table-column">
      <style:table-column-properties style:column-width="2.2312in" style:use-optimal-column-width="false"/>
    </style:style>
    <style:style style:name="TableColumn39" style:family="table-column">
      <style:table-column-properties style:column-width="2.2312in" style:use-optimal-column-width="false"/>
    </style:style>
    <style:style style:name="Table36" style:family="table">
      <style:table-properties style:width="6.693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language-asian="ja" style:country-asian="JP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language-asian="ja" style:country-asian="JP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6" style:parent-style-name="段落フォント" style:family="text">
      <style:text-properties style:language-asian="ja" style:country-asian="JP"/>
    </style:style>
    <style:style style:name="T47" style:parent-style-name="段落フォント" style:family="text">
      <style:text-properties style:language-asian="ja" style:country-asian="JP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language-asian="ja" style:country-asian="JP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language-asian="ja" style:country-asian="JP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4" style:parent-style-name="段落フォント" style:family="text">
      <style:text-properties style:language-asian="ja" style:country-asian="JP"/>
    </style:style>
    <style:style style:name="T55" style:parent-style-name="段落フォント" style:family="text">
      <style:text-properties style:language-asian="ja" style:country-asian="JP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language-asian="ja" style:country-asian="JP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language-asian="ja" style:country-asian="JP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2" style:parent-style-name="段落フォント" style:family="text">
      <style:text-properties style:language-asian="ja" style:country-asian="JP"/>
    </style:style>
    <style:style style:name="T63" style:parent-style-name="段落フォント" style:family="text">
      <style:text-properties style:language-asian="ja" style:country-asian="JP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language-asian="ja" style:country-asian="JP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language-asian="ja" style:country-asian="JP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" style:parent-style-name="段落フォント" style:family="text">
      <style:text-properties style:language-asian="ja" style:country-asian="JP"/>
    </style:style>
    <style:style style:name="T71" style:parent-style-name="段落フォント" style:family="text">
      <style:text-properties style:language-asian="ja" style:country-asian="JP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language-asian="ja" style:country-asian="JP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language-asian="ja" style:country-asian="JP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8" style:parent-style-name="段落フォント" style:family="text">
      <style:text-properties style:language-asian="ja" style:country-asian="JP"/>
    </style:style>
    <style:style style:name="T79" style:parent-style-name="段落フォント" style:family="text">
      <style:text-properties style:language-asian="ja" style:country-asian="JP"/>
    </style:style>
    <style:style style:name="P80" style:parent-style-name="Standard" style:family="paragraph">
      <style:paragraph-properties style:text-autospace="none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ableColumn82" style:family="table-column">
      <style:table-column-properties style:column-width="2.2305in" style:use-optimal-column-width="false"/>
    </style:style>
    <style:style style:name="TableColumn83" style:family="table-column">
      <style:table-column-properties style:column-width="2.2312in" style:use-optimal-column-width="false"/>
    </style:style>
    <style:style style:name="TableColumn84" style:family="table-column">
      <style:table-column-properties style:column-width="2.2312in" style:use-optimal-column-width="false"/>
    </style:style>
    <style:style style:name="Table81" style:family="table">
      <style:table-properties style:width="6.693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style:text-autospace="none" fo:margin-bottom="0.1388in" fo:line-height="115%"/>
    </style:style>
    <style:style style:name="T9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93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 style:language-asian="ja" style:country-asian="JP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style:text-autospace="none" fo:margin-bottom="0.1388in" fo:line-height="115%"/>
    </style:style>
    <style:style style:name="T101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0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 style:language-asian="ja" style:country-asian="JP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style:text-autospace="none" fo:margin-bottom="0.1388in" fo:line-height="115%"/>
    </style:style>
    <style:style style:name="T110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11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 style:language-asian="ja" style:country-asian="JP"/>
    </style:style>
    <style:style style:name="P112" style:parent-style-name="Standard" style:family="paragraph">
      <style:paragraph-properties style:text-autospace="none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113" style:parent-style-name="Standard" style:family="paragraph">
      <style:paragraph-properties style:text-autospace="none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114" style:parent-style-name="Standard" style:family="paragraph">
      <style:paragraph-properties style:text-autospace="none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115" style:parent-style-name="Standard" style:family="paragraph">
      <style:paragraph-properties style:text-autospace="none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</office:automatic-styles>
  <office:body>
    <office:text text:use-soft-page-breaks="true">
      <text:p text:style-name="P1">モッツァーテの総合教育機関</text:p>
      <text:p text:style-name="P2"><text:span text:style-name="T3">住所</text:span><text:span text:style-name="T4">: ( viale libertà, 3 - 22076 Mozzate (co)<text:s/></text:span><text:span text:style-name="T5">電話番号</text:span><text:span text:style-name="T6"><text:s/>0331 831491 -<text:s/></text:span><text:span text:style-name="T7">ファックス</text:span><text:span text:style-name="T8"><text:s/>0331 83187<text:s/></text:span><text:span text:style-name="T9">機械化コード</text:span><text:span text:style-name="T10"><text:s/>COIC 83400 P<text:s/></text:span><text:span text:style-name="T11">税務番号</text:span><text:span text:style-name="T12"><text:s/>80017540131</text:span></text:p>
      <text:p text:style-name="P13"><text:span text:style-name="T14">メールアドレス</text:span><text:span text:style-name="T15"><text:s/>COIC 83400 P@istruzione.it-info@comprensivomozzate.it-segreteria@comprensivo.it</text:span></text:p>
      <text:p text:style-name="P16"><text:span text:style-name="T17"><text:s text:c="51"/></text:span><text:span text:style-name="T18">モッツァーテ　</text:span><text:span text:style-name="T19">25/05/2017</text:span></text:p>
      <text:p text:style-name="P20"/>
      <text:p text:style-name="P21">関係者の母親「ウルジェーゼ・ロザンナ氏」の求めに応じて、</text:p>
      <text:p text:style-name="P22">職務上の記録により、</text:p>
      <text:p text:style-name="P23"/>
      <text:p text:style-name="P24">学校の校長が</text:p>
      <text:p text:style-name="P25"><text:span text:style-name="T26">ミ口一ネ</text:span><text:span text:style-name="T27">・ロベルト</text:span><text:span text:style-name="T28">氏、</text:span><text:span text:style-name="T29">1990</text:span><text:span text:style-name="T30">年</text:span><text:span text:style-name="T31">1</text:span><text:span text:style-name="T32">月</text:span><text:span text:style-name="T33">4</text:span><text:span text:style-name="T34">日、トラダーテ市生まれ、</text:span><text:span text:style-name="T35">以下の学年をモッツァーテの総合教育機関で勉強したこと証明します。</text:span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学年1996/1997</text:p>
          </table:table-cell>
          <table:table-cell table:style-name="TableCell43">
            <text:p text:style-name="P44">1クラス</text:p>
          </table:table-cell>
          <table:table-cell table:style-name="TableCell45">
            <text:p text:style-name="TableContents">カ<text:span text:style-name="T46">ー</text:span>ボナテー<text:span text:style-name="T47">の小学校</text:span></text:p>
          </table:table-cell>
        </table:table-row>
        <table:table-row table:style-name="TableRow48">
          <table:table-cell table:style-name="TableCell49">
            <text:p text:style-name="P50">学年1997/1998</text:p>
          </table:table-cell>
          <table:table-cell table:style-name="TableCell51">
            <text:p text:style-name="P52">2クラス</text:p>
          </table:table-cell>
          <table:table-cell table:style-name="TableCell53">
            <text:p text:style-name="TableContents">カ<text:span text:style-name="T54">ー</text:span>ボナテー<text:span text:style-name="T55">の小学校</text:span></text:p>
          </table:table-cell>
        </table:table-row>
        <table:table-row table:style-name="TableRow56">
          <table:table-cell table:style-name="TableCell57">
            <text:p text:style-name="P58">学年1998/1999</text:p>
          </table:table-cell>
          <table:table-cell table:style-name="TableCell59">
            <text:p text:style-name="P60">3クラス</text:p>
          </table:table-cell>
          <table:table-cell table:style-name="TableCell61">
            <text:p text:style-name="TableContents">カ<text:span text:style-name="T62">ー</text:span>ボナテー<text:span text:style-name="T63">の小学校</text:span></text:p>
          </table:table-cell>
        </table:table-row>
        <table:table-row table:style-name="TableRow64">
          <table:table-cell table:style-name="TableCell65">
            <text:p text:style-name="P66">学年1999/2000</text:p>
          </table:table-cell>
          <table:table-cell table:style-name="TableCell67">
            <text:p text:style-name="P68">4クラス</text:p>
          </table:table-cell>
          <table:table-cell table:style-name="TableCell69">
            <text:p text:style-name="TableContents">カ<text:span text:style-name="T70">ー</text:span>ボナテー<text:span text:style-name="T71">の小学校</text:span></text:p>
          </table:table-cell>
        </table:table-row>
        <table:table-row table:style-name="TableRow72">
          <table:table-cell table:style-name="TableCell73">
            <text:p text:style-name="P74">学年2000/2001</text:p>
          </table:table-cell>
          <table:table-cell table:style-name="TableCell75">
            <text:p text:style-name="P76">5クラス</text:p>
          </table:table-cell>
          <table:table-cell table:style-name="TableCell77">
            <text:p text:style-name="TableContents">カ<text:span text:style-name="T78">ー</text:span>ボナテー<text:span text:style-name="T79">の小学校</text:span></text:p>
          </table:table-cell>
        </table:table-row>
      </table:table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学年2001/2002</text:p>
          </table:table-cell>
          <table:table-cell table:style-name="TableCell88">
            <text:p text:style-name="P89">1クラス</text:p>
          </table:table-cell>
          <table:table-cell table:style-name="TableCell90">
            <text:p text:style-name="P91"><text:span text:style-name="T92">モッツァーテ</text:span><text:span text:style-name="T93">中学校</text:span></text:p>
          </table:table-cell>
        </table:table-row>
        <table:table-row table:style-name="TableRow94">
          <table:table-cell table:style-name="TableCell95">
            <text:p text:style-name="P96">学年2002/2003</text:p>
          </table:table-cell>
          <table:table-cell table:style-name="TableCell97">
            <text:p text:style-name="P98">2クラス</text:p>
          </table:table-cell>
          <table:table-cell table:style-name="TableCell99">
            <text:p text:style-name="P100"><text:span text:style-name="T101">モッツァーテ</text:span><text:span text:style-name="T102">中学校</text:span></text:p>
          </table:table-cell>
        </table:table-row>
        <table:table-row table:style-name="TableRow103">
          <table:table-cell table:style-name="TableCell104">
            <text:p text:style-name="P105">学年2003/2004</text:p>
          </table:table-cell>
          <table:table-cell table:style-name="TableCell106">
            <text:p text:style-name="P107">3クラス</text:p>
          </table:table-cell>
          <table:table-cell table:style-name="TableCell108">
            <text:p text:style-name="P109"><text:span text:style-name="T110">モッツァーテ</text:span><text:span text:style-name="T111">中学校</text:span></text:p>
          </table:table-cell>
        </table:table-row>
      </table:table>
      <text:p text:style-name="P112"/>
      <text:p text:style-name="P113">本証明書は、法冷127/97第3条に従って、職業専門請座のため発行されます。</text:p>
      <text:p text:style-name="P114">本証明書は、法冷183/2011第15cl条に従って、行政機関または公益法人に</text:p>
      <text:p text:style-name="P115">提出しては行けません。イタリア共和国大統領令445/2000第33条により、海外に限って有効があります。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ＭＳ 明朝" svg:font-family="ＭＳ 明朝" style:font-family-generic="roman" style:font-pitch="fixed" svg:panose-1="2 2 6 9 4 2 5 8 3 4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20160714B</meta:initial-creator>
    <dc:creator>U20160714B</dc:creator>
    <meta:creation-date>2017-05-29T19:16:00Z</meta:creation-date>
    <dc:date>2017-07-11T23:51:00Z</dc:date>
    <meta:print-date>2017-07-11T23:51:00Z</meta:print-date>
    <meta:template xlink:href="Normal" xlink:type="simple"/>
    <meta:editing-cycles>4</meta:editing-cycles>
    <meta:editing-duration>PT1020S</meta:editing-duration>
    <meta:document-statistic meta:page-count="1" meta:paragraph-count="1" meta:word-count="114" meta:character-count="764" meta:row-count="5" meta:non-whitespace-character-count="651"/>
  </office:meta>
</office:document-meta>
</file>